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language="en" fo:country="US" fo:font-style="normal" fo:text-shadow="none" style:text-underline-style="none" fo:font-weight="normal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Segoe UI Semibold" fo:font-size="20pt" fo:language="en" fo:country="US" fo:font-style="italic" fo:text-shadow="none" style:text-underline-style="none" fo:font-weight="normal" style:font-size-asian="20pt" style:language-asian="ar" style:country-asian="SA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000000" style:font-name="Segoe UI1" fo:font-size="32pt" fo:language="en" fo:country="US" fo:font-style="normal" fo:text-shadow="none" style:text-underline-style="none" fo:font-weight="bold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Segoe UI1" fo:font-size="24pt" fo:language="en" fo:country="US" fo:font-style="normal" fo:text-shadow="none" style:text-underline-style="none" fo:font-weight="bold" style:font-size-asian="24pt" style:language-asian="ar" style:country-asian="SA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font-name="Segoe UI1" fo:font-size="36pt" fo:language="en" fo:country="US" fo:font-style="normal" fo:text-shadow="none" style:text-underline-style="none" fo:font-weight="bold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7" style:family="text">
      <style:text-properties fo:color="#ffffff" style:font-name="Segoe UI1" fo:font-size="20pt" fo:language="en" fo:country="US" fo:font-style="normal" fo:text-shadow="1pt 1pt" style:text-underline-style="none" fo:font-weight="normal" style:font-size-asian="20pt" style:language-asian="ar" style:country-asian="SA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font-name="Segoe UI Semibold" fo:font-size="20pt" fo:language="en" fo:country="US" fo:font-style="normal" fo:text-shadow="none" style:text-underline-style="none" fo:font-weight="normal" style:font-size-asian="20pt" style:language-asian="ar" style:country-asian="SA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font-name="Segoe UI Semibold" fo:font-size="20pt" fo:language="en" fo:country="US" fo:font-style="normal" fo:text-shadow="none" style:text-underline-style="none" fo:font-weight="normal" style:letter-kerning="true" style:font-name-asian="Times New Roman1" style:font-size-asian="20pt" style:language-asian="ar" style:country-asian="SA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146cm" svg:height="3.063cm" svg:x="1.524cm" svg:y="0.762cm">
          <draw:text-box>
            <text:p text:style-name="P1"><text:span text:style-name="T1">LWML HYMN</text:span><text:span text:style-name="T2"> </text:span><text:span text:style-name="T3">(Tune: LSB 662)</text:span></text:p>
            <text:p text:style-name="P1"><text:span text:style-name="T4">"Serve the Lord with Gladnes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4.892cm" svg:height="7.011cm" svg:x="1.524cm" svg:y="0.762cm">
          <draw:text-box>
            <text:p text:style-name="P1"><text:span text:style-name="T5">1. </text:span><text:span text:style-name="T6">“Serve the Lord with gladness!”</text:span></text:p>
            <text:p text:style-name="P1"><text:span text:style-name="T6">It is He alone</text:span></text:p>
            <text:p text:style-name="P1"><text:span text:style-name="T6">Who redeemed us sinners,</text:span></text:p>
            <text:p text:style-name="P1"><text:span text:style-name="T6">Guides us as His ow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5" draw:layer="layout" svg:width="24.384cm" svg:height="7.011cm" svg:x="1.524cm" svg:y="0.762cm">
          <draw:text-box>
            <text:p text:style-name="P1"><text:span text:style-name="T6">To enjoy the blessings</text:span></text:p>
            <text:p text:style-name="P1"><text:span text:style-name="T6">Of His love and grace,</text:span></text:p>
            <text:p text:style-name="P1"><text:span text:style-name="T6">Will at last in glory</text:span></text:p>
            <text:p text:style-name="P1"><text:span text:style-name="T6">Meet us face to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24.892cm" svg:height="7.011cm" svg:x="1.524cm" svg:y="0.762cm">
          <draw:text-box>
            <text:p text:style-name="P1"><text:span text:style-name="T6">Onward, then, for Jesus!</text:span></text:p>
            <text:p text:style-name="P1"><text:span text:style-name="T6">Let this be our aim:</text:span></text:p>
            <text:p text:style-name="P1"><text:span text:style-name="T6">“</text:span><text:span text:style-name="T6">Serve the Lord with gladness!”</text:span></text:p>
            <text:p text:style-name="P1"><text:span text:style-name="T6">Glorify His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24.638cm" svg:height="7.011cm" svg:x="1.524cm" svg:y="0.762cm">
          <draw:text-box>
            <text:p text:style-name="P1"><text:span text:style-name="T5">2. </text:span><text:span text:style-name="T6">“Serve the Lord with gladness!”</text:span></text:p>
            <text:p text:style-name="P1"><text:span text:style-name="T6">He gave us command</text:span></text:p>
            <text:p text:style-name="P1"><text:span text:style-name="T6">To proclaim His Gospel</text:span></text:p>
            <text:p text:style-name="P1"><text:span text:style-name="T6">Now in every l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24.638cm" svg:height="7.011cm" svg:x="1.524cm" svg:y="0.762cm">
          <draw:text-box>
            <text:p text:style-name="P1"><text:span text:style-name="T6">So that fellow sinners</text:span></text:p>
            <text:p text:style-name="P1"><text:span text:style-name="T6">May, like us, be blest.</text:span></text:p>
            <text:p text:style-name="P1"><text:span text:style-name="T6">Leading them to Jesus,</text:span></text:p>
            <text:p text:style-name="P1"><text:span text:style-name="T6">We can serve Him b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4.638cm" svg:height="7.011cm" svg:x="1.524cm" svg:y="0.762cm">
          <draw:text-box>
            <text:p text:style-name="P1"><text:span text:style-name="T6">Onward, then, for Jesus!</text:span></text:p>
            <text:p text:style-name="P1"><text:span text:style-name="T6">Let this be our aim:</text:span></text:p>
            <text:p text:style-name="P1"><text:span text:style-name="T6">“</text:span><text:span text:style-name="T6">Serve the Lord with gladness!”</text:span></text:p>
            <text:p text:style-name="P1"><text:span text:style-name="T6">Glorify His na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5" draw:layer="layout" svg:width="24.638cm" svg:height="7.011cm" svg:x="1.524cm" svg:y="0.762cm">
          <draw:text-box>
            <text:p text:style-name="P1"><text:span text:style-name="T5">3. </text:span><text:span text:style-name="T6">“Serve the Lord with gladness!”</text:span></text:p>
            <text:p text:style-name="P1"><text:span text:style-name="T6">There’s no greater joy</text:span></text:p>
            <text:p text:style-name="P1"><text:span text:style-name="T6">Than to serve the Master,</text:span></text:p>
            <text:p text:style-name="P1"><text:span text:style-name="T6">Work in His empl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6" draw:layer="layout" svg:width="25.146cm" svg:height="7.011cm" svg:x="1.524cm" svg:y="0.762cm">
          <draw:text-box>
            <text:p text:style-name="P1"><text:span text:style-name="T6">As we build His kingdom</text:span></text:p>
            <text:p text:style-name="P1"><text:span text:style-name="T6">Angels, too, rejoice</text:span></text:p>
            <text:p text:style-name="P1"><text:span text:style-name="T6">Over every sinner</text:span></text:p>
            <text:p text:style-name="P1"><text:span text:style-name="T6">Brought to hear Hi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8" draw:layer="layout" svg:width="24.384cm" svg:height="13.591cm" svg:x="1.524cm" svg:y="0.762cm">
          <draw:text-box>
            <text:p text:style-name="P1"><text:span text:style-name="T6">Onward, then, for Jesus!</text:span></text:p>
            <text:p text:style-name="P1"><text:span text:style-name="T6">Let this be our aim:</text:span></text:p>
            <text:p text:style-name="P1"><text:span text:style-name="T6">“</text:span><text:span text:style-name="T6">Serve the Lord with gladness!”</text:span></text:p>
            <text:p text:style-name="P1"><text:span text:style-name="T6">Glorify His name!</text:span></text:p>
            <text:p text:style-name="P1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4"/></text:span><text:span text:style-name="T8">Tune: 662 LSB, 518 LW, 658 TLH </text:span></text:p>
            <text:p text:style-name="P7"><text:span text:style-name="T8"><text:s text:c="4"/></text:span><text:span text:style-name="T8">Public Domain</text:span></text:p>
            <text:p text:style-name="P7"><text:span text:style-name="T8"><text:s text:c="4"/></text:span><text:span text:style-name="T8">Prof. Ernest Lewerenz</text:span></text:p>
            <text:p text:style-name="P7"><text:span text:style-name="T8"><text:s text:c="4"/></text:span><text:span text:style-name="T9">Used by permission – LWM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Standard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03:53.457000000</meta:creation-date>
    <dc:date>2018-10-04T00:29:14.238000000</dc:date>
    <meta:editing-duration>PT10M34S</meta:editing-duration>
    <meta:editing-cycles>8</meta:editing-cycles>
    <meta:generator>LibreOffice/6.0.6.2$Windows_X86_64 LibreOffice_project/0c292870b25a325b5ed35f6b45599d2ea4458e77</meta:generator>
    <meta:document-statistic meta:object-count="51"/>
  </office:meta>
</office:document-meta>
</file>